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C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2" style:family="table">
      <style:table-properties style:width="17cm" fo:margin-left="0cm" table:align="left"/>
    </style:style>
    <style:style style:name="Tableau2.A" style:family="table-column">
      <style:table-column-properties style:column-width="8.498cm"/>
    </style:style>
    <style:style style:name="Tableau2.B" style:family="table-column">
      <style:table-column-properties style:column-width="8.502cm"/>
    </style:style>
    <style:style style:name="Tableau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2.B1" style:family="table-cell">
      <style:table-cell-properties fo:padding="0.097cm" fo:border="0.25pt solid #000000" style:writing-mode="lr-tb"/>
    </style:style>
    <style:style style:name="Tableau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2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line-height="115%"/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2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3" style:family="paragraph" style:parent-style-name="Standard">
      <style:paragraph-properties fo:line-height="115%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nux Libertine G"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weight-asian="bold" style:font-size-complex="20pt" style:font-weight-complex="bold"/>
    </style:style>
    <style:style style:name="P6" style:family="paragraph" style:parent-style-name="Standard" style:list-style-name="L1">
      <style:paragraph-properties fo:line-height="115%"/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7" style:family="paragraph" style:parent-style-name="Standard" style:list-style-name="L2">
      <style:paragraph-properties fo:line-height="115%"/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8" style:family="paragraph" style:parent-style-name="Standard" style:list-style-name="L3">
      <style:paragraph-properties fo:line-height="115%"/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9" style:family="paragraph" style:parent-style-name="Standard" style:list-style-name="L3">
      <style:paragraph-properties fo:line-height="115%"/>
      <style:text-properties fo:font-size="14pt" style:font-size-asian="14pt" style:font-size-complex="14pt"/>
    </style:style>
    <style:style style:name="P10" style:family="paragraph" style:parent-style-name="Standard" style:list-style-name="L1">
      <style:paragraph-properties fo:line-height="115%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1" style:family="paragraph" style:parent-style-name="Standard" style:list-style-name="L1">
      <style:paragraph-properties fo:line-height="115%"/>
    </style:style>
    <style:style style:name="P12" style:family="paragraph" style:parent-style-name="Standard" style:list-style-name="L3">
      <style:paragraph-properties fo:line-height="115%"/>
    </style:style>
    <style:style style:name="P13" style:family="paragraph" style:parent-style-name="Standard" style:list-style-name="L1">
      <style:paragraph-properties fo:line-height="115%"/>
      <style:text-properties officeooo:rsid="00038646" officeooo:paragraph-rsid="00038646"/>
    </style:style>
    <style:style style:name="P14" style:family="paragraph" style:parent-style-name="Table_20_Contents">
      <style:text-properties fo:font-style="normal" style:font-style-asian="normal" style:font-style-complex="normal"/>
    </style:style>
    <style:style style:name="P15" style:family="paragraph" style:parent-style-name="Table_20_Contents">
      <style:text-properties officeooo:paragraph-rsid="0005b929"/>
    </style:style>
    <style:style style:name="P16" style:family="paragraph" style:parent-style-name="Table_20_Contents">
      <style:text-properties officeooo:paragraph-rsid="00072702"/>
    </style:style>
    <style:style style:name="T1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23e4c" style:font-size-asian="14pt" style:font-size-complex="14pt"/>
    </style:style>
    <style:style style:name="T5" style:family="text">
      <style:text-properties officeooo:rsid="0003d34a"/>
    </style:style>
    <style:style style:name="T6" style:family="text">
      <style:text-properties officeooo:rsid="00042eee"/>
    </style:style>
    <style:style style:name="T7" style:family="text">
      <style:text-properties officeooo:rsid="0005b929"/>
    </style:style>
    <style:style style:name="T8" style:family="text">
      <style:text-properties officeooo:rsid="00064d19"/>
    </style:style>
    <style:style style:name="T9" style:family="text">
      <style:text-properties officeooo:rsid="00072702"/>
    </style:style>
    <style:style style:name="T10" style:family="text">
      <style:text-properties officeooo:rsid="0007b8e1"/>
    </style:style>
    <style:style style:name="T11" style:family="text">
      <style:text-properties officeooo:rsid="0008e769"/>
    </style:style>
    <style:style style:name="T12" style:family="text">
      <style:text-properties officeooo:rsid="000a48fc"/>
    </style:style>
    <style:style style:name="T13" style:family="text">
      <style:text-properties officeooo:rsid="000a7b86"/>
    </style:style>
    <style:style style:name="T14" style:family="text">
      <style:text-properties officeooo:rsid="000a7ebe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ocumentation Technique: Opérateur Mobile</text:p>
      <text:p text:style-name="Standard"/>
      <text:p text:style-name="Standard"/>
      <text:p text:style-name="Standard"/>
      <text:list xml:id="list1271894288" text:style-name="L1">
        <text:list-item>
          <text:p text:style-name="P6">Fonctionnalités:</text:p>
          <text:list>
            <text:list-item>
              <text:p text:style-name="P10">Utilisateur peut:</text:p>
              <text:list>
                <text:list-item>
                  <text:p text:style-name="P11">envoyer des messages,</text:p>
                </text:list-item>
                <text:list-item>
                  <text:p text:style-name="P11">effectuer des appels,</text:p>
                </text:list-item>
                <text:list-item>
                  <text:p text:style-name="P11">naviguer sur internet</text:p>
                </text:list-item>
                <text:list-item>
                  <text:p text:style-name="P11">voir liste des offres</text:p>
                </text:list-item>
                <text:list-item>
                  <text:p text:style-name="P11">acheter offre</text:p>
                  <text:list>
                    <text:list-item>
                      <text:p text:style-name="P11">via crédit</text:p>
                    </text:list-item>
                    <text:list-item>
                      <text:p text:style-name="P11">via mobile money</text:p>
                    </text:list-item>
                  </text:list>
                </text:list-item>
                <text:list-item>
                  <text:p text:style-name="P11">Avoir crédit</text:p>
                  <text:list>
                    <text:list-item>
                      <text:p text:style-name="P11">acheter crédit</text:p>
                      <text:list>
                        <text:list-item>
                          <text:p text:style-name="P11">via simple input</text:p>
                        </text:list-item>
                        <text:list-item>
                          <text:p text:style-name="P11">via mobile money</text:p>
                        </text:list-item>
                      </text:list>
                    </text:list-item>
                    <text:list-item>
                      <text:p text:style-name="P11">transferer crédit</text:p>
                    </text:list-item>
                    <text:list-item>
                      <text:p text:style-name="P11">solde crédit</text:p>
                    </text:list-item>
                  </text:list>
                </text:list-item>
                <text:list-item>
                  <text:p text:style-name="P11">voir reste de ses offres</text:p>
                </text:list-item>
                <text:list-item>
                  <text:p text:style-name="P11">Avoir un compte mobile money</text:p>
                  <text:list>
                    <text:list-item>
                      <text:p text:style-name="P11">dépôt argent</text:p>
                    </text:list-item>
                    <text:list-item>
                      <text:p text:style-name="P11">retrait argent</text:p>
                    </text:list-item>
                    <text:list-item>
                      <text:p text:style-name="P11">transferer argent</text:p>
                    </text:list-item>
                    <text:list-item>
                      <text:p text:style-name="P11">solde mobile money</text:p>
                    </text:list-item>
                  </text:list>
                </text:list-item>
                <text:list-item>
                  <text:p text:style-name="P11">Voir historique appel</text:p>
                </text:list-item>
                <text:list-item>
                  <text:p text:style-name="P13">Voir les messages envoyés par l’opérateur à sa destination</text:p>
                </text:list-item>
              </text:list>
            </text:list-item>
            <text:list-item>
              <text:p text:style-name="P10">Administrateur peut:</text:p>
              <text:list>
                <text:list-item>
                  <text:p text:style-name="P11">créer offre</text:p>
                </text:list-item>
                <text:list-item>
                  <text:p text:style-name="P11">insérer les tarifications</text:p>
                  <text:list>
                    <text:list-item>
                      <text:p text:style-name="P11">message (interne, externe)</text:p>
                    </text:list-item>
                    <text:list-item>
                      <text:p text:style-name="P11">appel (interne, externe)</text:p>
                    </text:list-item>
                  </text:list>
                </text:list-item>
                <text:list-item>
                  <text:p text:style-name="P11">voir liste des offres</text:p>
                </text:list-item>
                <text:list-item>
                  <text:p text:style-name="P11">voir Statistiques</text:p>
                  <text:list>
                    <text:list-item>
                      <text:p text:style-name="P11">Quantité offres consommées pour une date donnée</text:p>
                    </text:list-item>
                    <text:list-item>
                      <text:p text:style-name="P11">les offres les plus utilisés</text:p>
                    </text:list-item>
                    <text:list-item>
                      <text:p text:style-name="P11">consommation de message, appel, internet journalier</text:p>
                    </text:list-item>
                  </text:list>
                </text:list-item>
                <text:list-item>
                  <text:p text:style-name="P11">Valider les dépôts</text:p>
                </text:list-item>
              </text:list>
            </text:list-item>
            <text:list-item>
              <text:p text:style-name="P11">Notifications sur mobile:</text:p>
              <text:list>
                <text:list-item>
                  <text:p text:style-name="P11">Lors achat d’un offre</text:p>
                </text:list-item>
                <text:list-item>
                  <text:p text:style-name="P11">Lorsque son dépôt a été validé</text:p>
                </text:list-item>
                <text:list-item>
                  <text:p text:style-name="P11">Lors du retrait</text:p>
                </text:list-item>
                <text:list-item>
                  <text:p text:style-name="P11">Lorsque le crédit est insuffisant</text:p>
                </text:list-item>
              </text:list>
            </text:list-item>
            <text:list-item>
              <text:p text:style-name="P11">Inscription et Login</text:p>
            </text:list-item>
          </text:list>
        </text:list-item>
      </text:list>
      <text:p text:style-name="P3"><text:tab/></text:p>
      <table:table table:name="Tableau1" table:style-name="Tableau1">
        <table:table-column table:style-name="Tableau1.A"/>
        <table:table-column table:style-name="Tableau1.B" table:number-columns-repeated="2"/>
        <text:soft-page-break/>
        <table:table-row table:style-name="TableLine1727491393680">
          <table:table-cell table:style-name="Tableau1.A1" office:value-type="string">
            <text:p text:style-name="P4">Cas d’utilisation</text:p>
          </table:table-cell>
          <table:table-cell table:style-name="Tableau1.A1" office:value-type="string">
            <text:p text:style-name="P4">Description</text:p>
          </table:table-cell>
          <table:table-cell table:style-name="Tableau1.C1" office:value-type="string">
            <text:p text:style-name="P4">Notes</text:p>
          </table:table-cell>
        </table:table-row>
        <table:table-row table:style-name="TableLine1727491395856">
          <table:table-cell table:style-name="Tableau1.A2" office:value-type="string">
            <text:p text:style-name="Table_20_Contents">Crédit</text:p>
          </table:table-cell>
          <table:table-cell table:style-name="Tableau1.A2" office:value-type="string">
            <text:p text:style-name="Table_20_Contents">- Utilisateur peut acheter du crédit via son compte mobile money <text:span text:style-name="T14">ou directement</text:span></text:p>
            <text:p text:style-name="Table_20_Contents">- Utilisateur peut transférer son crédit vers un autre utilisateur</text:p>
            <text:p text:style-name="Table_20_Contents">- Utilisateur peut consulter le solde de son crédit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1727491396400">
          <table:table-cell table:style-name="Tableau1.A2" office:value-type="string">
            <text:p text:style-name="Table_20_Contents">Mobile money</text:p>
          </table:table-cell>
          <table:table-cell table:style-name="Tableau1.A2" office:value-type="string">
            <text:p text:style-name="Table_20_Contents">- Utilisateur a directement accès à un compte mobile money lorsqu’il s’inscrit via front-office</text:p>
            <text:p text:style-name="Table_20_Contents">- <text:span text:style-name="T14">Utilisateur peut acheter offre via mobile money</text:span></text:p>
            <text:p text:style-name="Table_20_Contents">- Utilisateur peut effectuer des dépôts mais doit attendre validation</text:p>
            <text:p text:style-name="Table_20_Contents">- Utilisateur peut effectuer des retraits</text:p>
            <text:p text:style-name="Table_20_Contents">- Utilisateur peut effectuer des transfers</text:p>
            <text:p text:style-name="Table_20_Contents">- Utilisateur peut consulter son solde mobile money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1727491382256">
          <table:table-cell table:style-name="Tableau1.A2" office:value-type="string">
            <text:p text:style-name="Table_20_Contents">Front Office</text:p>
          </table:table-cell>
          <table:table-cell table:style-name="Tableau1.A2" office:value-type="string">
            <text:p text:style-name="Table_20_Contents">- Utilisateur a accès à un espace client</text:p>
            <text:p text:style-name="Table_20_Contents">- Utilisateur peut voir l’historique de ses appels</text:p>
            <text:p text:style-name="Table_20_Contents">- Utilisateur peut voir l’historique de ses transactions mobile money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1727491382800">
          <table:table-cell table:style-name="Tableau1.A2" office:value-type="string">
            <text:p text:style-name="Table_20_Contents">Back Office (Opérateur)</text:p>
          </table:table-cell>
          <table:table-cell table:style-name="Tableau1.A2" office:value-type="string">
            <text:p text:style-name="Table_20_Contents">- Administrateur peut créer un nouvel offre</text:p>
            <text:p text:style-name="Table_20_Contents">- Administrateur peut insérer des <text:s/>tarifications</text:p>
            <text:p text:style-name="Table_20_Contents">- Administrateur peut voir les statitstiques: <text:span text:style-name="T13">Utilisation des offres, montant dépôt et retrait journalier</text:span>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1727491392048">
          <table:table-cell table:style-name="Tableau1.A2" office:value-type="string">
            <text:p text:style-name="Table_20_Contents">Back Office (Point de Vente)</text:p>
          </table:table-cell>
          <table:table-cell table:style-name="Tableau1.A2" office:value-type="string">
            <text:p text:style-name="Table_20_Contents">- Validation de dépôt</text:p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3"/>
      <text:p text:style-name="P3"/>
      <text:list xml:id="list1816426449" text:style-name="L2">
        <text:list-item>
          <text:p text:style-name="P7">Liste des endpoints:</text:p>
        </text:list-item>
      </text:list>
      <text:p text:style-name="P1"/>
      <table:table table:name="Tableau2" table:style-name="Tableau2">
        <table:table-column table:style-name="Tableau2.A"/>
        <table:table-column table:style-name="Tableau2.B"/>
        <table:table-row table:style-name="TableLine1727491395040">
          <table:table-cell table:style-name="Tableau2.A1" office:value-type="string">
            <text:p text:style-name="P4">Endpoint principal</text:p>
          </table:table-cell>
          <table:table-cell table:style-name="Tableau2.B1" office:value-type="string">
            <text:p text:style-name="P4">Endpoints</text:p>
          </table:table-cell>
        </table:table-row>
        <table:table-row table:style-name="TableLine1727491387968">
          <table:table-cell table:style-name="Tableau2.A2" office:value-type="string">
            <text:p text:style-name="Table_20_Contents">/credits</text:p>
          </table:table-cell>
          <table:table-cell table:style-name="Tableau2.B2" office:value-type="string">
            <text:p text:style-name="Table_20_Contents">- <text:s/>POST /buy</text:p>
            <text:p text:style-name="Table_20_Contents">- POST /transfer</text:p>
            <text:p text:style-name="Table_20_Contents">- <text:span text:style-name="T6">GET /balance</text:span></text:p>
          </table:table-cell>
        </table:table-row>
        <table:table-row table:style-name="TableLine1727491388240">
          <table:table-cell table:style-name="Tableau2.A2" office:value-type="string">
            <text:p text:style-name="Table_20_Contents">/mobilemoney</text:p>
          </table:table-cell>
          <table:table-cell table:style-name="Tableau2.B2" office:value-type="string">
            <text:p text:style-name="Table_20_Contents">- POST /buycredit</text:p>
            <text:p text:style-name="Table_20_Contents"><text:soft-page-break/>- POST /fees</text:p>
            <text:p text:style-name="P15">- POST /deposit</text:p>
            <text:p text:style-name="Table_20_Contents">- POST /withdraw</text:p>
            <text:p text:style-name="Table_20_Contents">- POST /transfer</text:p>
            <text:p text:style-name="Table_20_Contents">- <text:span text:style-name="T7">GET /balance</text:span></text:p>
          </table:table-cell>
        </table:table-row>
        <table:table-row table:style-name="TableLine1727491397488">
          <table:table-cell table:style-name="Tableau2.A2" office:value-type="string">
            <text:p text:style-name="Table_20_Contents">/offers</text:p>
          </table:table-cell>
          <table:table-cell table:style-name="Tableau2.B2" office:value-type="string">
            <text:p text:style-name="Table_20_Contents">- POST / [Create a new offer]</text:p>
            <text:p text:style-name="Table_20_Contents">- GET / <text:s text:c="2"/>[Get all offers]</text:p>
            <text:p text:style-name="P16">- POST /buy</text:p>
            <text:p text:style-name="P16">- POST /buy<text:span text:style-name="T9">mobile</text:span></text:p>
            <text:p text:style-name="P16">- <text:span text:style-name="T10">GET /remainings</text:span></text:p>
            <text:p text:style-name="P16">- <text:span text:style-name="T12">GET /remainOffers</text:span></text:p>
          </table:table-cell>
        </table:table-row>
        <table:table-row table:style-name="TableLine1727491392320">
          <table:table-cell table:style-name="Tableau2.A2" office:value-type="string">
            <text:p text:style-name="Table_20_Contents">/pricings</text:p>
          </table:table-cell>
          <table:table-cell table:style-name="Tableau2.B2" office:value-type="string">
            <text:p text:style-name="Table_20_Contents">- POST / <text:s/>[Message and Call pricing]</text:p>
            <text:p text:style-name="Table_20_Contents">- POST /internet</text:p>
          </table:table-cell>
        </table:table-row>
        <table:table-row table:style-name="TableLine1727491388512">
          <table:table-cell table:style-name="Tableau2.A2" office:value-type="string">
            <text:p text:style-name="Table_20_Contents">/stats</text:p>
          </table:table-cell>
          <table:table-cell table:style-name="Tableau2.B2" office:value-type="string">
            <text:p text:style-name="Table_20_Contents">- GET /<text:span text:style-name="T11">mobileops</text:span></text:p>
          </table:table-cell>
        </table:table-row>
        <table:table-row table:style-name="TableLine1727491388512">
          <table:table-cell table:style-name="Tableau2.A2" office:value-type="string">
            <text:p text:style-name="P14">/<text:span text:style-name="T5">auth</text:span></text:p>
          </table:table-cell>
          <table:table-cell table:style-name="Tableau2.B2" office:value-type="string">
            <text:p text:style-name="Table_20_Contents">- <text:span text:style-name="T5">POST /signup/admin</text:span></text:p>
            <text:p text:style-name="Table_20_Contents">- <text:span text:style-name="T5">POST /signin /admin</text:span></text:p>
            <text:p text:style-name="Table_20_Contents">- <text:span text:style-name="T5">POST /signup</text:span></text:p>
            <text:p text:style-name="Table_20_Contents">- <text:span text:style-name="T5">POST /signin</text:span></text:p>
          </table:table-cell>
        </table:table-row>
        <table:table-row table:style-name="TableLine1727491388512">
          <table:table-cell table:style-name="Tableau2.A2" office:value-type="string">
            <text:p text:style-name="Table_20_Contents">/<text:span text:style-name="T8">pos</text:span></text:p>
          </table:table-cell>
          <table:table-cell table:style-name="Tableau2.B2" office:value-type="string">
            <text:p text:style-name="Table_20_Contents">- <text:span text:style-name="T8">GET /deposits</text:span></text:p>
            <text:p text:style-name="Table_20_Contents">- <text:span text:style-name="T8">PUT /post/validate/[id deposit]</text:span></text:p>
          </table:table-cell>
        </table:table-row>
        <table:table-row table:style-name="TableLine1727491388512">
          <table:table-cell table:style-name="Tableau2.A2" office:value-type="string">
            <text:p text:style-name="Table_20_Contents">/<text:span text:style-name="T11">balances</text:span></text:p>
          </table:table-cell>
          <table:table-cell table:style-name="Tableau2.B2" office:value-type="string">
            <text:p text:style-name="Table_20_Contents">- <text:span text:style-name="T11">GET /</text:span></text:p>
            <text:p text:style-name="Table_20_Contents">- <text:span text:style-name="T12">GET /notifs</text:span></text:p>
          </table:table-cell>
        </table:table-row>
        <table:table-row table:style-name="TableLine1727491388512"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  <table:table-row table:style-name="TableLine1727491388512"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  <table:table-row table:style-name="TableLine1727491388512"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  <table:table-row table:style-name="TableLine1727491388512"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</table:table>
      <text:p text:style-name="P2"/>
      <text:p text:style-name="P2"/>
      <text:list xml:id="list2960219306" text:style-name="L3">
        <text:list-item>
          <text:p text:style-name="P8">Règles sur l’offre:</text:p>
          <text:list>
            <text:list-item>
              <text:p text:style-name="P9">Quand le client achète une offre, l’offre se cumule.</text:p>
            </text:list-item>
            <text:list-item>
              <text:p text:style-name="P9">Lorsque le client fait usage de message, appel ou internet alors il utilise tout d’abord ses offres et puis son crédit</text:p>
            </text:list-item>
          </text:list>
        </text:list-item>
      </text:list>
      <text:p text:style-name="P2"/>
      <text:list xml:id="list234661053184393" text:continue-numbering="true" text:style-name="L3">
        <text:list-item>
          <text:p text:style-name="P12"><text:span text:style-name="Police_20_par_20_défaut"><text:span text:style-name="T1">Les Unités utilisées:</text:span></text:span></text:p>
          <text:list>
            <text:list-item>
              <text:p text:style-name="P12"><text:span text:style-name="Police_20_par_20_défaut"><text:span text:style-name="T3">Dans la base, les unités utilisées sont :</text:span></text:span></text:p>
              <text:list>
                <text:list-item>
                  <text:p text:style-name="P12"><text:span text:style-name="Police_20_par_20_défaut"><text:span text:style-name="T3">Ariary</text:span></text:span></text:p>
                </text:list-item>
                <text:list-item>
                  <text:p text:style-name="P12"><text:span text:style-name="Police_20_par_20_défaut"><text:span text:style-name="T3">Seconde</text:span></text:span></text:p>
                </text:list-item>
                <text:list-item>
                  <text:p text:style-name="P12"><text:span text:style-name="Police_20_par_20_défaut"><text:span text:style-name="T3">Kilooctet</text:span></text:span></text:p>
                </text:list-item>
              </text:list>
            </text:list-item>
          </text:list>
        </text:list-item>
      </text:list>
      <text:p text:style-name="P3"><text:span text:style-name="Police_20_par_20_défaut"><text:span text:style-name="T3"/></text:span></text:p>
      <text:list xml:id="list234659880552580" text:continue-numbering="true" text:style-name="L3">
        <text:list-item>
          <text:p text:style-name="P12"><text:span text:style-name="Police_20_par_20_défaut"><text:span text:style-name="T2">Contraintes techniques</text:span></text:span><text:span text:style-name="Police_20_par_20_défaut"><text:span text:style-name="T3">:</text:span></text:span></text:p>
          <text:list>
            <text:list-item>
              <text:p text:style-name="P12"><text:span text:style-name="Police_20_par_20_défaut"><text:span text:style-name="T3">Authentification: </text:span></text:span><text:span text:style-name="Police_20_par_20_défaut"><text:span text:style-name="T4">Utilisation de la technologie JWT</text:span></text:span></text:p>
            </text:list-item>
            <text:list-item>
              <text:p text:style-name="P12"><text:soft-page-break/><text:span text:style-name="Police_20_par_20_défaut"><text:span text:style-name="T3">Notification: </text:span></text:span><text:span text:style-name="Police_20_par_20_défaut"><text:span text:style-name="T4">Utilisation de la fonctionnalité « Local Notification » sous Ionic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initial-creator>dodaa</meta:initial-creator>
    <meta:creation-date>2021-03-17T22:59:00Z</meta:creation-date>
    <dc:date>2021-04-02T23:44:54.237000000</dc:date>
    <meta:editing-cycles>15</meta:editing-cycles>
    <meta:editing-duration>PT4H31M7S</meta:editing-duration>
    <meta:document-statistic meta:table-count="2" meta:image-count="0" meta:object-count="0" meta:page-count="4" meta:paragraph-count="114" meta:word-count="517" meta:character-count="2984" meta:non-whitespace-character-count="2626"/>
    <meta:template xlink:type="simple" xlink:actuate="onRequest" xlink:title="" xlink:href="Normal.dotm"/>
  </office:meta>
</office:document-meta>
</file>